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66mm"/>
    </style:style>
    <style:style style:name="co4" style:family="table-column">
      <style:table-column-properties fo:break-before="auto" style:column-width="26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ichi_test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2"/>
        <table:table-column table:style-name="co5" table:number-columns-repeated="5" table:default-cell-style-name="ce2"/>
        <table:table-row table:style-name="ro1">
          <table:table-cell table:style-name="ce3" office:value-type="string" calcext:value-type="string">
            <text:p>Settings</text:p>
          </table:table-cell>
          <table:table-cell table:style-name="ce3" table:number-columns-repeated="4"/>
          <table:table-cell table:style-name="Default" table:number-columns-repeated="6"/>
        </table:table-row>
        <table:table-row table:style-name="ro2">
          <table:table-cell table:style-name="ce9" office:value-type="string" calcext:value-type="string">
            <text:p>Conversion line periods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number-columns-repeated="3"/>
          <table:table-cell table:style-name="Default" table:number-columns-repeated="6"/>
        </table:table-row>
        <table:table-row table:style-name="ro2">
          <table:table-cell table:style-name="ce9" office:value-type="string" calcext:value-type="string">
            <text:p>Base Line periods</text:p>
          </table:table-cell>
          <table:table-cell table:style-name="ce12" office:value-type="float" office:value="5" calcext:value-type="float">
            <text:p>5</text:p>
          </table:table-cell>
          <table:table-cell table:style-name="ce3" table:number-columns-repeated="3"/>
          <table:table-cell table:style-name="Default" table:number-columns-repeated="6"/>
        </table:table-row>
        <table:table-row table:style-name="ro2">
          <table:table-cell table:style-name="ce9" office:value-type="string" calcext:value-type="string">
            <text:p>Lagging span 2 Periods</text:p>
          </table:table-cell>
          <table:table-cell table:style-name="ce12" office:value-type="float" office:value="9" calcext:value-type="float">
            <text:p>9</text:p>
          </table:table-cell>
          <table:table-cell table:style-name="ce3" table:number-columns-repeated="3"/>
          <table:table-cell table:style-name="Default" table:number-columns-repeated="6"/>
        </table:table-row>
        <table:table-row table:style-name="ro3">
          <table:table-cell table:style-name="ce9" office:value-type="string" calcext:value-type="string">
            <text:p>Chart displacement (chikou and kumo)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style-name="ce3" table:number-columns-repeated="4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dx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office:value-type="string" calcext:value-type="string">
            <text:p>Tenkan</text:p>
          </table:table-cell>
          <table:table-cell office:value-type="string" calcext:value-type="string">
            <text:p>Kijun</text:p>
          </table:table-cell>
          <table:table-cell office:value-type="string" calcext:value-type="string">
            <text:p>Span A</text:p>
          </table:table-cell>
          <table:table-cell office:value-type="string" calcext:value-type="string">
            <text:p>Span 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98" calcext:value-type="float">
            <text:p>44,9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7" calcext:value-type="float">
            <text:p>45,17</text:p>
          </table:table-cell>
          <table:table-cell office:value-type="float" office:value="44.96" calcext:value-type="float">
            <text:p>44,96</text:p>
          </table:table-cell>
          <table:table-cell table:formula="of:=(MAX([.D8])+MIN([.E8]))/2" office:value-type="float" office:value="45.065" calcext:value-type="float">
            <text:p>45,065</text:p>
          </table:table-cell>
          <table:table-cell table:formula="of:=(MAX([.D8])+MIN([.E8]))/2" office:value-type="float" office:value="45.065" calcext:value-type="float">
            <text:p>45,0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" calcext:value-type="float">
            <text:p>45,10</text:p>
          </table:table-cell>
          <table:table-cell office:value-type="float" office:value="45.15" calcext:value-type="float">
            <text:p>45,15</text:p>
          </table:table-cell>
          <table:table-cell office:value-type="float" office:value="44.99" calcext:value-type="float">
            <text:p>44,9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9" calcext:value-type="float">
            <text:p>45,19</text:p>
          </table:table-cell>
          <table:table-cell office:value-type="float" office:value="45.32" calcext:value-type="float">
            <text:p>45,32</text:p>
          </table:table-cell>
          <table:table-cell office:value-type="float" office:value="45.11" calcext:value-type="float">
            <text:p>45,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19" calcext:value-type="float">
            <text:p>45,19</text:p>
          </table:table-cell>
          <table:table-cell office:value-type="float" office:value="45.14" calcext:value-type="float">
            <text:p>45,14</text:p>
          </table:table-cell>
          <table:table-cell office:value-type="float" office:value="45.25" calcext:value-type="float">
            <text:p>45,25</text:p>
          </table:table-cell>
          <table:table-cell office:value-type="float" office:value="45.04" calcext:value-type="float">
            <text:p>45,04</text:p>
          </table:table-cell>
          <table:table-cell table:formula="of:=(MAX([.D9:.D11])+MIN([.E9:.E11]))/2" office:value-type="float" office:value="45.155" calcext:value-type="float">
            <text:p>45,155</text:p>
          </table:table-cell>
          <table:table-cell table:formula="of:=(MAX([.D8:.D11])+MIN([.E8:.E11]))/2" office:value-type="float" office:value="45.14" calcext:value-type="float">
            <text:p>45,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" calcext:value-type="float">
            <text:p>45,20</text:p>
          </table:table-cell>
          <table:table-cell office:value-type="float" office:value="45.1" calcext:value-type="float">
            <text:p>45,10</text:p>
          </table:table-cell>
          <table:table-cell table:formula="of:=(MAX([.D10:.D12])+MIN([.E10:.E12]))/2" office:value-type="float" office:value="45.18" calcext:value-type="float">
            <text:p>45,18</text:p>
          </table:table-cell>
          <table:table-cell table:formula="of:=(MAX([.D8:.D12])+MIN([.E8:.E12]))/2" office:value-type="float" office:value="45.14" calcext:value-type="float">
            <text:p>45,14</text:p>
          </table:table-cell>
          <table:table-cell table:formula="of:=([.F8]+[.G8])/2" office:value-type="float" office:value="45.065" calcext:value-type="float">
            <text:p>45,065</text:p>
          </table:table-cell>
          <table:table-cell table:formula="of:=([.D8]+[.E8])/2" office:value-type="float" office:value="45.065" calcext:value-type="float">
            <text:p>45,0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4" calcext:value-type="float">
            <text:p>45,14</text:p>
          </table:table-cell>
          <table:table-cell office:value-type="float" office:value="45.2" calcext:value-type="float">
            <text:p>45,20</text:p>
          </table:table-cell>
          <table:table-cell office:value-type="float" office:value="45.1" calcext:value-type="float">
            <text:p>45,10</text:p>
          </table:table-cell>
          <table:table-cell table:formula="of:=(MAX([.D11:.D13])+MIN([.E11:.E13]))/2" office:value-type="float" office:value="45.145" calcext:value-type="float">
            <text:p>45,145</text:p>
          </table:table-cell>
          <table:table-cell table:formula="of:=(MAX([.D9:.D13])+MIN([.E9:.E13]))/2" office:value-type="float" office:value="45.155" calcext:value-type="float">
            <text:p>45,155</text:p>
          </table:table-cell>
          <table:table-cell/>
          <table:table-cell table:formula="of:=(MAX([.D8:.D9])+MIN([.E8:.E9]))/2" office:value-type="float" office:value="45.065" calcext:value-type="float">
            <text:p>45,0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" calcext:value-type="float">
            <text:p>45,10</text:p>
          </table:table-cell>
          <table:table-cell office:value-type="float" office:value="45.16" calcext:value-type="float">
            <text:p>45,16</text:p>
          </table:table-cell>
          <table:table-cell office:value-type="float" office:value="45.07" calcext:value-type="float">
            <text:p>45,07</text:p>
          </table:table-cell>
          <table:table-cell table:formula="of:=(MAX([.D12:.D14])+MIN([.E12:.E14]))/2" office:value-type="float" office:value="45.135" calcext:value-type="float">
            <text:p>45,135</text:p>
          </table:table-cell>
          <table:table-cell table:formula="of:=(MAX([.D10:.D14])+MIN([.E10:.E14]))/2" office:value-type="float" office:value="45.18" calcext:value-type="float">
            <text:p>45,18</text:p>
          </table:table-cell>
          <table:table-cell/>
          <table:table-cell table:formula="of:=(MAX([.D8:.D10])+MIN([.E8:.E10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2" calcext:value-type="float">
            <text:p>45,22</text:p>
          </table:table-cell>
          <table:table-cell office:value-type="float" office:value="45.1" calcext:value-type="float">
            <text:p>45,10</text:p>
          </table:table-cell>
          <table:table-cell table:formula="of:=(MAX([.D13:.D15])+MIN([.E13:.E15]))/2" office:value-type="float" office:value="45.145" calcext:value-type="float">
            <text:p>45,145</text:p>
          </table:table-cell>
          <table:table-cell table:formula="of:=(MAX([.D11:.D15])+MIN([.E11:.E15]))/2" office:value-type="float" office:value="45.145" calcext:value-type="float">
            <text:p>45,145</text:p>
          </table:table-cell>
          <table:table-cell table:formula="of:=([.F11]+[.G11])/2" office:value-type="float" office:value="45.1475" calcext:value-type="float">
            <text:p>45,1475</text:p>
          </table:table-cell>
          <table:table-cell table:formula="of:=(MAX([.D8:.D11])+MIN([.E8:.E11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2" calcext:value-type="float">
            <text:p>45,22</text:p>
          </table:table-cell>
          <table:table-cell office:value-type="float" office:value="45.27" calcext:value-type="float">
            <text:p>45,27</text:p>
          </table:table-cell>
          <table:table-cell office:value-type="float" office:value="45.14" calcext:value-type="float">
            <text:p>45,14</text:p>
          </table:table-cell>
          <table:table-cell table:formula="of:=(MAX([.D14:.D16])+MIN([.E14:.E16]))/2" office:value-type="float" office:value="45.17" calcext:value-type="float">
            <text:p>45,17</text:p>
          </table:table-cell>
          <table:table-cell table:formula="of:=(MAX([.D12:.D16])+MIN([.E12:.E16]))/2" office:value-type="float" office:value="45.17" calcext:value-type="float">
            <text:p>45,17</text:p>
          </table:table-cell>
          <table:table-cell table:formula="of:=([.F12]+[.G12])/2" office:value-type="float" office:value="45.16" calcext:value-type="float">
            <text:p>45,16</text:p>
          </table:table-cell>
          <table:table-cell table:formula="of:=(MAX([.D8:.D12])+MIN([.E8:.E12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24" calcext:value-type="float">
            <text:p>45,24</text:p>
          </table:table-cell>
          <table:table-cell office:value-type="float" office:value="45.43" calcext:value-type="float">
            <text:p>45,4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2" calcext:value-type="float">
            <text:p>45,20</text:p>
          </table:table-cell>
          <table:table-cell table:formula="of:=(MAX([.D15:.D17])+MIN([.E15:.E17]))/2" office:value-type="float" office:value="45.275" calcext:value-type="float">
            <text:p>45,275</text:p>
          </table:table-cell>
          <table:table-cell table:formula="of:=(MAX([.D13:.D17])+MIN([.E13:.E17]))/2" office:value-type="float" office:value="45.26" calcext:value-type="float">
            <text:p>45,26</text:p>
          </table:table-cell>
          <table:table-cell table:formula="of:=([.F13]+[.G13])/2" office:value-type="float" office:value="45.15" calcext:value-type="float">
            <text:p>45,15</text:p>
          </table:table-cell>
          <table:table-cell table:formula="of:=(MAX([.D8:.D13])+MIN([.E8:.E13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43" calcext:value-type="float">
            <text:p>45,43</text:p>
          </table:table-cell>
          <table:table-cell office:value-type="float" office:value="45.44" calcext:value-type="float">
            <text:p>45,44</text:p>
          </table:table-cell>
          <table:table-cell office:value-type="float" office:value="45.5" calcext:value-type="float">
            <text:p>45,50</text:p>
          </table:table-cell>
          <table:table-cell office:value-type="float" office:value="45.39" calcext:value-type="float">
            <text:p>45,39</text:p>
          </table:table-cell>
          <table:table-cell table:formula="of:=(MAX([.D16:.D18])+MIN([.E16:.E18]))/2" office:value-type="float" office:value="45.32" calcext:value-type="float">
            <text:p>45,32</text:p>
          </table:table-cell>
          <table:table-cell table:formula="of:=(MAX([.D14:.D18])+MIN([.E14:.E18]))/2" office:value-type="float" office:value="45.285" calcext:value-type="float">
            <text:p>45,285</text:p>
          </table:table-cell>
          <table:table-cell table:formula="of:=([.F14]+[.G14])/2" office:value-type="float" office:value="45.1575" calcext:value-type="float">
            <text:p>45,1575</text:p>
          </table:table-cell>
          <table:table-cell table:formula="of:=(MAX([.D8:.D14])+MIN([.E8:.E14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.43" calcext:value-type="float">
            <text:p>45,43</text:p>
          </table:table-cell>
          <table:table-cell office:value-type="float" office:value="45.55" calcext:value-type="float">
            <text:p>45,55</text:p>
          </table:table-cell>
          <table:table-cell office:value-type="float" office:value="45.6" calcext:value-type="float">
            <text:p>45,60</text:p>
          </table:table-cell>
          <table:table-cell office:value-type="float" office:value="45.35" calcext:value-type="float">
            <text:p>45,35</text:p>
          </table:table-cell>
          <table:table-cell table:formula="of:=(MAX([.D17:.D19])+MIN([.E17:.E19]))/2" office:value-type="float" office:value="45.4" calcext:value-type="float">
            <text:p>45,4</text:p>
          </table:table-cell>
          <table:table-cell table:formula="of:=(MAX([.D15:.D19])+MIN([.E15:.E19]))/2" office:value-type="float" office:value="45.35" calcext:value-type="float">
            <text:p>45,35</text:p>
          </table:table-cell>
          <table:table-cell table:formula="of:=([.F15]+[.G15])/2" office:value-type="float" office:value="45.145" calcext:value-type="float">
            <text:p>45,145</text:p>
          </table:table-cell>
          <table:table-cell table:formula="of:=(MAX([.D8:.D15])+MIN([.E8:.E15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.58" calcext:value-type="float">
            <text:p>45,58</text:p>
          </table:table-cell>
          <table:table-cell office:value-type="float" office:value="45.55" calcext:value-type="float">
            <text:p>45,55</text:p>
          </table:table-cell>
          <table:table-cell office:value-type="float" office:value="45.61" calcext:value-type="float">
            <text:p>45,61</text:p>
          </table:table-cell>
          <table:table-cell office:value-type="float" office:value="45.39" calcext:value-type="float">
            <text:p>45,39</text:p>
          </table:table-cell>
          <table:table-cell table:formula="of:=(MAX([.D18:.D20])+MIN([.E18:.E20]))/2" office:value-type="float" office:value="45.48" calcext:value-type="float">
            <text:p>45,48</text:p>
          </table:table-cell>
          <table:table-cell table:formula="of:=(MAX([.D16:.D20])+MIN([.E16:.E20]))/2" office:value-type="float" office:value="45.375" calcext:value-type="float">
            <text:p>45,375</text:p>
          </table:table-cell>
          <table:table-cell table:formula="of:=([.F16]+[.G16])/2" office:value-type="float" office:value="45.17" calcext:value-type="float">
            <text:p>45,17</text:p>
          </table:table-cell>
          <table:table-cell table:formula="of:=(MAX([.D8:.D16])+MIN([.E8:.E16]))/2" office:value-type="float" office:value="45.14" calcext:value-type="float">
            <text:p>45,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01" calcext:value-type="float">
            <text:p>45,01</text:p>
          </table:table-cell>
          <table:table-cell office:value-type="float" office:value="45.55" calcext:value-type="float">
            <text:p>45,55</text:p>
          </table:table-cell>
          <table:table-cell office:value-type="float" office:value="44.8" calcext:value-type="float">
            <text:p>44,80</text:p>
          </table:table-cell>
          <table:table-cell table:formula="of:=(MAX([.D19:.D21])+MIN([.E19:.E21]))/2" office:value-type="float" office:value="45.205" calcext:value-type="float">
            <text:p>45,205</text:p>
          </table:table-cell>
          <table:table-cell table:formula="of:=(MAX([.D17:.D21])+MIN([.E17:.E21]))/2" office:value-type="float" office:value="45.205" calcext:value-type="float">
            <text:p>45,205</text:p>
          </table:table-cell>
          <table:table-cell table:formula="of:=([.F17]+[.G17])/2" office:value-type="float" office:value="45.2675" calcext:value-type="float">
            <text:p>45,2675</text:p>
          </table:table-cell>
          <table:table-cell table:formula="of:=(MAX([.D9:.D17])+MIN([.E9:.E17]))/2" office:value-type="float" office:value="45.22" calcext:value-type="float">
            <text:p>45,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03" calcext:value-type="float">
            <text:p>45,03</text:p>
          </table:table-cell>
          <table:table-cell office:value-type="float" office:value="44.23" calcext:value-type="float">
            <text:p>44,23</text:p>
          </table:table-cell>
          <table:table-cell office:value-type="float" office:value="45.04" calcext:value-type="float">
            <text:p>45,04</text:p>
          </table:table-cell>
          <table:table-cell office:value-type="float" office:value="44.17" calcext:value-type="float">
            <text:p>44,17</text:p>
          </table:table-cell>
          <table:table-cell table:formula="of:=(MAX([.D20:.D22])+MIN([.E20:.E22]))/2" office:value-type="float" office:value="44.89" calcext:value-type="float">
            <text:p>44,89</text:p>
          </table:table-cell>
          <table:table-cell table:formula="of:=(MAX([.D18:.D22])+MIN([.E18:.E22]))/2" office:value-type="float" office:value="44.89" calcext:value-type="float">
            <text:p>44,89</text:p>
          </table:table-cell>
          <table:table-cell table:formula="of:=([.F18]+[.G18])/2" office:value-type="float" office:value="45.3025" calcext:value-type="float">
            <text:p>45,3025</text:p>
          </table:table-cell>
          <table:table-cell table:formula="of:=(MAX([.D10:.D18])+MIN([.E10:.E18]))/2" office:value-type="float" office:value="45.27" calcext:value-type="float">
            <text:p>45,2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23" calcext:value-type="float">
            <text:p>44,23</text:p>
          </table:table-cell>
          <table:table-cell office:value-type="float" office:value="43.95" calcext:value-type="float">
            <text:p>43,95</text:p>
          </table:table-cell>
          <table:table-cell office:value-type="float" office:value="44.29" calcext:value-type="float">
            <text:p>44,29</text:p>
          </table:table-cell>
          <table:table-cell office:value-type="float" office:value="43.81" calcext:value-type="float">
            <text:p>43,81</text:p>
          </table:table-cell>
          <table:table-cell table:formula="of:=(MAX([.D21:.D23])+MIN([.E21:.E23]))/2" office:value-type="float" office:value="44.68" calcext:value-type="float">
            <text:p>44,68</text:p>
          </table:table-cell>
          <table:table-cell table:formula="of:=(MAX([.D19:.D23])+MIN([.E19:.E23]))/2" office:value-type="float" office:value="44.71" calcext:value-type="float">
            <text:p>44,71</text:p>
          </table:table-cell>
          <table:table-cell table:formula="of:=([.F19]+[.G19])/2" office:value-type="float" office:value="45.375" calcext:value-type="float">
            <text:p>45,375</text:p>
          </table:table-cell>
          <table:table-cell table:formula="of:=(MAX([.D11:.D19])+MIN([.E11:.E19]))/2" office:value-type="float" office:value="45.32" calcext:value-type="float">
            <text:p>45,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.91" calcext:value-type="float">
            <text:p>43,91</text:p>
          </table:table-cell>
          <table:table-cell office:value-type="float" office:value="43.08" calcext:value-type="float">
            <text:p>43,08</text:p>
          </table:table-cell>
          <table:table-cell office:value-type="float" office:value="43.99" calcext:value-type="float">
            <text:p>43,99</text:p>
          </table:table-cell>
          <table:table-cell office:value-type="float" office:value="43.08" calcext:value-type="float">
            <text:p>43,08</text:p>
          </table:table-cell>
          <table:table-cell table:formula="of:=(MAX([.D22:.D24])+MIN([.E22:.E24]))/2" office:value-type="float" office:value="44.06" calcext:value-type="float">
            <text:p>44,06</text:p>
          </table:table-cell>
          <table:table-cell table:formula="of:=(MAX([.D20:.D24])+MIN([.E20:.E24]))/2" office:value-type="float" office:value="44.345" calcext:value-type="float">
            <text:p>44,345</text:p>
          </table:table-cell>
          <table:table-cell table:formula="of:=([.F20]+[.G20])/2" office:value-type="float" office:value="45.4275" calcext:value-type="float">
            <text:p>45,4275</text:p>
          </table:table-cell>
          <table:table-cell table:formula="of:=(MAX([.D12:.D20])+MIN([.E12:.E20]))/2" office:value-type="float" office:value="45.34" calcext:value-type="float">
            <text:p>45,3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07" calcext:value-type="float">
            <text:p>43,07</text:p>
          </table:table-cell>
          <table:table-cell office:value-type="float" office:value="43.55" calcext:value-type="float">
            <text:p>43,55</text:p>
          </table:table-cell>
          <table:table-cell office:value-type="float" office:value="43.65" calcext:value-type="float">
            <text:p>43,65</text:p>
          </table:table-cell>
          <table:table-cell office:value-type="float" office:value="43.06" calcext:value-type="float">
            <text:p>43,06</text:p>
          </table:table-cell>
          <table:table-cell table:formula="of:=(MAX([.D23:.D25])+MIN([.E23:.E25]))/2" office:value-type="float" office:value="43.675" calcext:value-type="float">
            <text:p>43,675</text:p>
          </table:table-cell>
          <table:table-cell table:formula="of:=(MAX([.D21:.D25])+MIN([.E21:.E25]))/2" office:value-type="float" office:value="44.305" calcext:value-type="float">
            <text:p>44,305</text:p>
          </table:table-cell>
          <table:table-cell table:formula="of:=([.F21]+[.G21])/2" office:value-type="float" office:value="45.205" calcext:value-type="float">
            <text:p>45,205</text:p>
          </table:table-cell>
          <table:table-cell table:formula="of:=(MAX([.D13:.D21])+MIN([.E13:.E21]))/2" office:value-type="float" office:value="45.205" calcext:value-type="float">
            <text:p>45,2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.56" calcext:value-type="float">
            <text:p>43,56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9" calcext:value-type="float">
            <text:p>43,99</text:p>
          </table:table-cell>
          <table:table-cell office:value-type="float" office:value="43.53" calcext:value-type="float">
            <text:p>43,53</text:p>
          </table:table-cell>
          <table:table-cell table:formula="of:=(MAX([.D24:.D26])+MIN([.E24:.E26]))/2" office:value-type="float" office:value="43.525" calcext:value-type="float">
            <text:p>43,525</text:p>
          </table:table-cell>
          <table:table-cell table:formula="of:=(MAX([.D22:.D26])+MIN([.E22:.E26]))/2" office:value-type="float" office:value="44.05" calcext:value-type="float">
            <text:p>44,05</text:p>
          </table:table-cell>
          <table:table-cell table:formula="of:=([.F22]+[.G22])/2" office:value-type="float" office:value="44.89" calcext:value-type="float">
            <text:p>44,89</text:p>
          </table:table-cell>
          <table:table-cell table:formula="of:=(MAX([.D14:.D22])+MIN([.E14:.E22]))/2" office:value-type="float" office:value="44.89" calcext:value-type="float">
            <text:p>44,8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93" calcext:value-type="float">
            <text:p>43,93</text:p>
          </table:table-cell>
          <table:table-cell office:value-type="float" office:value="44.47" calcext:value-type="float">
            <text:p>44,47</text:p>
          </table:table-cell>
          <table:table-cell office:value-type="float" office:value="44.58" calcext:value-type="float">
            <text:p>44,58</text:p>
          </table:table-cell>
          <table:table-cell office:value-type="float" office:value="43.93" calcext:value-type="float">
            <text:p>43,93</text:p>
          </table:table-cell>
          <table:table-cell table:formula="of:=(MAX([.D25:.D27])+MIN([.E25:.E27]))/2" office:value-type="float" office:value="43.82" calcext:value-type="float">
            <text:p>43,82</text:p>
          </table:table-cell>
          <table:table-cell table:formula="of:=(MAX([.D23:.D27])+MIN([.E23:.E27]))/2" office:value-type="float" office:value="43.82" calcext:value-type="float">
            <text:p>43,82</text:p>
          </table:table-cell>
          <table:table-cell table:formula="of:=([.F23]+[.G23])/2" office:value-type="float" office:value="44.695" calcext:value-type="float">
            <text:p>44,695</text:p>
          </table:table-cell>
          <table:table-cell table:formula="of:=(MAX([.D15:.D23])+MIN([.E15:.E23]))/2" office:value-type="float" office:value="44.71" calcext:value-type="float">
            <text:p>44,7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6" table:number-columns-repeated="4"/>
          <table:table-cell table:number-columns-repeated="6"/>
        </table:table-row>
        <table:table-row table:style-name="ro1" table:number-rows-repeated="3">
          <table:table-cell table:style-name="Default"/>
          <table:table-cell table:style-name="ce7" table:number-columns-repeated="4"/>
          <table:table-cell table:style-name="Default" table:number-columns-repeated="6"/>
        </table:table-row>
        <table:table-row table:style-name="ro1">
          <table:table-cell table:style-name="Default"/>
          <table:table-cell table:style-name="ce7" table:number-columns-repeated="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.00.0000</text:date>, <text:time style:data-style-name="N2" text:time-value="14:31:40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30T14:33:27.859000000</dc:date>
    <meta:editing-duration>PT2H26M20S</meta:editing-duration>
    <meta:editing-cycles>11</meta:editing-cycles>
    <meta:generator>LibreOffice/6.3.1.2$Windows_X86_64 LibreOffice_project/b79626edf0065ac373bd1df5c28bd630b4424273</meta:generator>
    <meta:document-statistic meta:table-count="1" meta:cell-count="184" meta:object-count="0"/>
  </office:meta>
</office:document-meta>
</file>